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0pt" fo:font-style="normal" style:font-size-asian="10pt" style:font-style-asian="normal" style:font-size-complex="10pt" style:font-style-complex="normal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1.9cm" svg:height="7.5cm" svg:x="4.6cm" svg:y="4.1cm">
          <text:p text:style-name="P1">Clou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9cm" svg:height="1.4cm" svg:x="3.7cm" svg:y="2.5cm">
          <text:p text:style-name="P1">Client,</text:p>
          <text:p text:style-name="P1">read-writ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9cm" svg:height="1.4cm" svg:x="14.3cm" svg:y="2.5cm">
          <text:p text:style-name="P1">Client,</text:p>
          <text:p text:style-name="P1">read-onl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15cm" svg:y1="3.9cm" svg:x2="6.342cm" svg:y2="5.198cm" draw:start-shape="id1" draw:start-glue-point="2" draw:end-shape="id2" draw:end-glue-point="5" svg:d="m5150 3900 1192 1298">
          <text:p/>
        </draw:connector>
        <draw:connector draw:style-name="gr4" draw:text-style-name="P1" draw:layer="layout" draw:type="line" svg:x1="15.75cm" svg:y1="3.9cm" svg:x2="14.758cm" svg:y2="5.198cm" draw:start-shape="id3" draw:start-glue-point="2" draw:end-shape="id2" draw:end-glue-point="11" svg:d="m15750 3900-992 1298">
          <text:p/>
        </draw:connector>
        <draw:custom-shape draw:style-name="gr2" draw:text-style-name="P1" xml:id="id4" draw:id="id4" draw:layer="layout" svg:width="1.7cm" svg:height="1.5cm" svg:x="6cm" svg:y="6.3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7cm" svg:height="1.5cm" svg:x="9.7cm" svg:y="9.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7cm" svg:height="1.5cm" svg:x="13.3cm" svg:y="6.3cm">
          <text:p text:style-name="P1">Node 2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7cm" svg:y1="7.05cm" svg:x2="13.3cm" svg:y2="7.05cm" draw:start-shape="id4" draw:start-glue-point="1" draw:end-shape="id5" draw:end-glue-point="3" svg:d="m7700 7050h5600">
          <text:p/>
        </draw:connector>
        <draw:connector draw:style-name="gr3" draw:text-style-name="P1" draw:layer="layout" draw:type="line" svg:x1="14.15cm" svg:y1="7.8cm" svg:x2="10.55cm" svg:y2="9.5cm" draw:start-shape="id5" draw:start-glue-point="2" draw:end-shape="id6" draw:end-glue-point="0" svg:d="m14150 7800-3600 1700">
          <text:p/>
        </draw:connector>
        <draw:custom-shape draw:style-name="gr2" draw:text-style-name="P1" xml:id="id7" draw:id="id7" draw:layer="layout" svg:width="1.7cm" svg:height="1.5cm" svg:x="9.7cm" svg:y="4.6cm">
          <text:p text:style-name="P1">Node 1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85cm" svg:y1="6.3cm" svg:x2="9.7cm" svg:y2="5.35cm" draw:start-shape="id4" draw:start-glue-point="0" draw:end-shape="id7" draw:end-glue-point="3" svg:d="m6850 6300 2850-950">
          <text:p/>
        </draw:connector>
        <draw:connector draw:style-name="gr3" draw:text-style-name="P1" draw:layer="layout" draw:type="line" svg:x1="11.4cm" svg:y1="5.35cm" svg:x2="14.15cm" svg:y2="6.3cm" draw:start-shape="id7" draw:start-glue-point="1" draw:end-shape="id5" draw:end-glue-point="0" svg:d="m11400 5350 2750 950">
          <text:p/>
        </draw:connector>
      </draw:page>
      <draw:page draw:name="page2" draw:style-name="dp1" draw:master-page-name="Default">
        <draw:custom-shape draw:style-name="gr2" draw:text-style-name="P1" xml:id="id8" draw:id="id8" draw:layer="layout" svg:width="3.8cm" svg:height="0.8cm" svg:x="3.2cm" svg:y="2.1cm">
          <text:p text:style-name="P1">Conn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9" draw:id="id9" draw:layer="layout" svg:width="3.6cm" svg:height="0.8cm" svg:x="3.3cm" svg:y="3.5cm">
          <text:p text:style-name="P1">Authorizatio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5.1cm" svg:y1="2.9cm" svg:x2="5.1cm" svg:y2="3.5cm" draw:start-shape="id8" draw:start-glue-point="6" draw:end-shape="id9" draw:end-glue-point="0" svg:d="m5100 2900v600">
          <text:p/>
        </draw:connector>
        <draw:custom-shape draw:style-name="gr2" draw:text-style-name="P1" xml:id="id10" draw:id="id10" draw:layer="layout" svg:width="3.6cm" svg:height="0.7cm" svg:x="3.3cm" svg:y="4.9cm">
          <text:p text:style-name="P1">Auth O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5.1cm" svg:y1="4.3cm" svg:x2="5.1cm" svg:y2="4.9cm" draw:start-shape="id9" draw:start-glue-point="2" draw:end-shape="id10" draw:end-glue-point="4" svg:d="m5100 4300v600">
          <text:p/>
        </draw:connector>
        <draw:connector draw:style-name="gr5" draw:text-style-name="P1" draw:layer="layout" svg:x1="3.3cm" svg:y1="5.25cm" svg:x2="2.9cm" svg:y2="5.9cm" draw:start-shape="id10" draw:start-glue-point="5" draw:end-shape="id11" draw:end-glue-point="0" svg:d="m3300 5250h-400v650">
          <text:p text:style-name="P1">Yes</text:p>
          <text:p text:style-name="P1"/>
          <text:p text:style-name="P1"/>
          <text:p text:style-name="P1"/>
        </draw:connector>
        <draw:custom-shape draw:style-name="gr2" draw:text-style-name="P1" xml:id="id11" draw:id="id11" draw:layer="layout" svg:width="3.6cm" svg:height="0.8cm" svg:x="1.1cm" svg:y="5.9cm">
          <text:p text:style-name="P1">Dialo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12" draw:id="id12" draw:layer="layout" svg:width="3.8cm" svg:height="0.8cm" svg:x="3cm" svg:y="7.7cm">
          <text:p text:style-name="P1">Disconn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svg:x1="6.9cm" svg:y1="5.25cm" svg:x2="6.8cm" svg:y2="8.1cm" draw:start-shape="id10" draw:start-glue-point="7" draw:end-shape="id12" draw:end-glue-point="7" svg:d="m6900 5250h502v2850h-602">
          <text:p text:style-name="P1"><text:s text:c="12"/>No</text:p>
        </draw:connector>
        <draw:connector draw:style-name="gr4" draw:text-style-name="P1" draw:layer="layout" svg:x1="2.9cm" svg:y1="6.7cm" svg:x2="4.9cm" svg:y2="7.7cm" draw:start-shape="id11" draw:start-glue-point="2" draw:end-shape="id12" draw:end-glue-point="4" svg:d="m2900 6700v501h2000v499">
          <text:p/>
        </draw:connector>
        <draw:frame draw:style-name="gr6" draw:text-style-name="P2" draw:layer="layout" svg:width="2.132cm" svg:height="0.725cm" svg:x="4cm" svg:y="1.2cm">
          <draw:text-box>
            <text:p text:style-name="P2">Session</text:p>
          </draw:text-box>
        </draw:frame>
        <draw:frame draw:style-name="gr7" draw:text-style-name="P2" draw:layer="layout" svg:width="3.5cm" svg:height="0.725cm" svg:x="12.4cm" svg:y="1.2cm">
          <draw:text-box>
            <text:p text:style-name="P2">Authorization</text:p>
          </draw:text-box>
        </draw:frame>
        <draw:custom-shape draw:style-name="gr2" draw:text-style-name="P1" xml:id="id13" draw:id="id13" draw:layer="layout" svg:width="3.8cm" svg:height="0.8cm" svg:x="12.2cm" svg:y="2.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4" draw:id="id14" draw:layer="layout" svg:width="3.8cm" svg:height="0.8cm" svg:x="12.2cm" svg:y="3.5cm">
          <text:p text:style-name="P1">Challen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4.1cm" svg:y1="2.9cm" svg:x2="14.1cm" svg:y2="3.5cm" draw:start-shape="id13" draw:start-glue-point="6" draw:end-shape="id14" draw:end-glue-point="4" svg:d="m14100 2900v600">
          <text:p/>
        </draw:connector>
        <draw:custom-shape draw:style-name="gr2" draw:text-style-name="P1" xml:id="id15" draw:id="id15" draw:layer="layout" svg:width="3.8cm" svg:height="0.8cm" svg:x="12.2cm" svg:y="4.9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4.1cm" svg:y1="4.3cm" svg:x2="14.1cm" svg:y2="4.9cm" draw:start-shape="id14" draw:start-glue-point="6" draw:end-shape="id15" draw:end-glue-point="4" svg:d="m14100 4300v600">
          <text:p/>
        </draw:connector>
        <draw:custom-shape draw:style-name="gr2" draw:text-style-name="P1" xml:id="id16" draw:id="id16" draw:layer="layout" svg:width="3.6cm" svg:height="0.7cm" svg:x="12.3cm" svg:y="6.3cm">
          <text:p text:style-name="P1">Bad Resp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14.1cm" svg:y1="5.7cm" svg:x2="14.1cm" svg:y2="6.3cm" draw:start-shape="id15" draw:start-glue-point="6" draw:end-shape="id16" draw:end-glue-point="4" svg:d="m14100 5700v600">
          <text:p/>
        </draw:connector>
        <draw:custom-shape draw:style-name="gr2" draw:text-style-name="P1" xml:id="id17" draw:id="id17" draw:layer="layout" svg:width="3.8cm" svg:height="0.8cm" svg:x="15.8cm" svg:y="7.3cm">
          <text:p text:style-name="P1">Return Not O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svg:x1="15.9cm" svg:y1="6.65cm" svg:x2="17.7cm" svg:y2="7.3cm" draw:start-shape="id16" draw:start-glue-point="7" draw:end-shape="id17" draw:end-glue-point="4" svg:d="m15900 6650h1800v650">
          <text:p text:style-name="P1">Yes</text:p>
        </draw:connector>
        <draw:connector draw:style-name="gr5" draw:text-style-name="P1" draw:layer="layout" svg:x1="12.3cm" svg:y1="6.65cm" svg:x2="11.9cm" svg:y2="8cm" draw:start-shape="id16" draw:start-glue-point="5" draw:end-shape="id18" draw:end-glue-point="4" svg:d="m12300 6650h-400v1350">
          <text:p text:style-name="P1">No <text:s text:c="8"/></text:p>
        </draw:connector>
        <draw:custom-shape draw:style-name="gr2" draw:text-style-name="P1" xml:id="id18" draw:id="id18" draw:layer="layout" svg:width="3.8cm" svg:height="0.8cm" svg:x="10cm" svg:y="8cm">
          <text:p text:style-name="P1">Challen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3.8cm" svg:height="0.8cm" svg:x="10cm" svg:y="9.4cm">
          <text:p text:style-name="P1">Respon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1.9cm" svg:y1="8.8cm" svg:x2="11.9cm" svg:y2="9.4cm" draw:start-shape="id18" draw:start-glue-point="6" draw:end-shape="id19" draw:end-glue-point="4" svg:d="m11900 8800v600">
          <text:p/>
        </draw:connector>
        <draw:custom-shape draw:style-name="gr2" draw:text-style-name="P1" xml:id="id20" draw:id="id20" draw:layer="layout" svg:width="3.8cm" svg:height="0.8cm" svg:x="10cm" svg:y="10.8cm">
          <text:p text:style-name="P1">Return O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3" draw:layer="layout" svg:width="2.9cm" svg:height="0.645cm" svg:x="6.9cm" svg:y="2.2cm">
          <draw:text-box>
            <text:p text:style-name="P3"><text:span text:style-name="T1">Client → Node</text:span></text:p>
          </draw:text-box>
        </draw:frame>
        <draw:frame draw:style-name="gr8" draw:text-style-name="P4" draw:layer="layout" svg:width="2.9cm" svg:height="0.645cm" svg:x="3.6cm" svg:y="8.401cm">
          <draw:text-box>
            <text:p text:style-name="P4">Node → Client</text:p>
          </draw:text-box>
        </draw:frame>
        <draw:frame draw:style-name="gr8" draw:text-style-name="P3" draw:layer="layout" svg:width="2.9cm" svg:height="0.645cm" svg:x="15.9cm" svg:y="5.001cm">
          <draw:text-box>
            <text:p text:style-name="P3"><text:span text:style-name="T1">Client → Node</text:span></text:p>
          </draw:text-box>
        </draw:frame>
        <draw:frame draw:style-name="gr8" draw:text-style-name="P3" draw:layer="layout" svg:width="2.9cm" svg:height="0.645cm" svg:x="15.9cm" svg:y="3.602cm">
          <draw:text-box>
            <text:p text:style-name="P3"><text:span text:style-name="T1">Node → Client</text:span></text:p>
          </draw:text-box>
        </draw:frame>
        <draw:frame draw:style-name="gr8" draw:text-style-name="P3" draw:layer="layout" svg:width="2.9cm" svg:height="0.645cm" svg:x="13.7cm" svg:y="9.503cm">
          <draw:text-box>
            <text:p text:style-name="P3"><text:span text:style-name="T1">Node → Client</text:span></text:p>
          </draw:text-box>
        </draw:frame>
        <draw:frame draw:style-name="gr8" draw:text-style-name="P3" draw:layer="layout" svg:width="2.9cm" svg:height="0.645cm" svg:x="13.7cm" svg:y="8.102cm">
          <draw:text-box>
            <text:p text:style-name="P3"><text:span text:style-name="T1">Client → Node</text:span></text:p>
          </draw:text-box>
        </draw:frame>
        <draw:connector draw:style-name="gr4" draw:text-style-name="P1" draw:layer="layout" svg:x1="11.9cm" svg:y1="10.2cm" svg:x2="11.9cm" svg:y2="10.8cm" draw:start-shape="id19" draw:start-glue-point="6" draw:end-shape="id20" svg:d="m11900 10200v600">
          <text:p/>
        </draw:connector>
        <draw:frame draw:style-name="gr7" draw:text-style-name="P2" draw:layer="layout" svg:width="2.1cm" svg:height="0.725cm" svg:x="5.3cm" svg:y="12.6cm">
          <draw:text-box>
            <text:p text:style-name="P2"><text:span text:style-name="T2">Dialog</text:span></text:p>
          </draw:text-box>
        </draw:frame>
        <draw:custom-shape draw:style-name="gr2" draw:text-style-name="P1" xml:id="id21" draw:id="id21" draw:layer="layout" svg:width="3.8cm" svg:height="0.8cm" svg:x="4.3cm" svg:y="13.6cm">
          <text:p text:style-name="P1">Wait for Comma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2" draw:id="id22" draw:layer="layout" svg:width="3.8cm" svg:height="0.8cm" svg:x="4.3cm" svg:y="15.1cm">
          <text:p text:style-name="P1">Comman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6.2cm" svg:y1="14.4cm" svg:x2="6.2cm" svg:y2="15.1cm" draw:start-shape="id21" draw:start-glue-point="6" draw:end-shape="id22" draw:end-glue-point="4" svg:d="m6200 14400v700">
          <text:p/>
        </draw:connector>
        <draw:custom-shape draw:style-name="gr2" draw:text-style-name="P1" xml:id="id23" draw:id="id23" draw:layer="layout" svg:width="3.6cm" svg:height="0.7cm" svg:x="4.4cm" svg:y="16.6cm">
          <text:p text:style-name="P1">Bad Com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6.2cm" svg:y1="15.9cm" svg:x2="6.2cm" svg:y2="16.6cm" draw:start-shape="id22" draw:start-glue-point="6" draw:end-shape="id23" draw:end-glue-point="4" svg:d="m6200 15900v700">
          <text:p/>
        </draw:connector>
        <draw:custom-shape draw:style-name="gr2" draw:text-style-name="P1" xml:id="id24" draw:id="id24" draw:layer="layout" svg:width="3.8cm" svg:height="0.8cm" svg:x="6.4cm" svg:y="17.6cm">
          <text:p text:style-name="P1">Retur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svg:x1="8cm" svg:y1="16.95cm" svg:x2="8.3cm" svg:y2="17.6cm" draw:start-shape="id23" draw:start-glue-point="7" draw:end-shape="id24" draw:end-glue-point="4" svg:d="m8000 16950h300v650">
          <text:p text:style-name="P1"><text:s text:c="15"/>Yes</text:p>
        </draw:connector>
        <draw:connector draw:style-name="gr5" draw:text-style-name="P1" draw:layer="layout" svg:x1="4.4cm" svg:y1="16.95cm" svg:x2="3.9cm" svg:y2="17.6cm" draw:start-shape="id23" draw:start-glue-point="5" draw:end-shape="id25" draw:end-glue-point="0" svg:d="m4400 16950h-500v650">
          <text:p text:style-name="P1">No <text:s text:c="13"/></text:p>
        </draw:connector>
        <draw:custom-shape draw:style-name="gr2" draw:text-style-name="P1" xml:id="id25" draw:id="id25" draw:layer="layout" svg:width="3.6cm" svg:height="0.8cm" svg:x="2.1cm" svg:y="17.6cm">
          <text:p text:style-name="P1">Resul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.1cm" svg:y1="18cm" svg:x2="4.3cm" svg:y2="14cm" draw:start-shape="id25" draw:start-glue-point="3" draw:end-shape="id21" draw:end-glue-point="5" svg:d="m2100 18000h-501v-4000h2701">
          <text:p/>
        </draw:connector>
        <draw:frame draw:style-name="gr8" draw:text-style-name="P3" draw:layer="layout" svg:width="2.9cm" svg:height="0.645cm" svg:x="8cm" svg:y="15.203cm">
          <draw:text-box>
            <text:p text:style-name="P3"><text:span text:style-name="T1">Client → Node</text:span></text:p>
          </draw:text-box>
        </draw:frame>
        <draw:frame draw:style-name="gr8" draw:text-style-name="P3" draw:layer="layout" svg:width="2.9cm" svg:height="0.645cm" svg:x="2.5cm" svg:y="18.304cm">
          <draw:text-box>
            <text:p text:style-name="P3"><text:span text:style-name="T1">Node → Client</text:span></text:p>
          </draw:text-box>
        </draw:frame>
        <draw:frame draw:style-name="gr9" draw:text-style-name="P2" draw:layer="layout" svg:width="1.9cm" svg:height="0.725cm" svg:x="14.3cm" svg:y="12.65cm">
          <draw:text-box>
            <text:p text:style-name="P2">Result</text:p>
          </draw:text-box>
        </draw:frame>
        <draw:custom-shape draw:style-name="gr2" draw:text-style-name="P1" xml:id="id26" draw:id="id26" draw:layer="layout" svg:width="3.8cm" svg:height="0.8cm" svg:x="13.4cm" svg:y="13.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7" draw:id="id27" draw:layer="layout" svg:width="3.8cm" svg:height="0.8cm" svg:x="13.4cm" svg:y="15cm">
          <text:p text:style-name="P1">Have Res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5.3cm" svg:y1="14.4cm" svg:x2="15.3cm" svg:y2="15cm" draw:start-shape="id26" draw:start-glue-point="6" draw:end-shape="id27" draw:end-glue-point="4" svg:d="m15300 14400v600">
          <text:p/>
        </draw:connector>
        <draw:custom-shape draw:style-name="gr2" draw:text-style-name="P1" xml:id="id28" draw:id="id28" draw:layer="layout" svg:width="3.8cm" svg:height="0.8cm" svg:x="16cm" svg:y="17.3cm">
          <text:p text:style-name="P1">Return resul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svg:x1="17.2cm" svg:y1="15.4cm" svg:x2="17.9cm" svg:y2="17.3cm" draw:start-shape="id27" draw:start-glue-point="7" draw:end-shape="id28" draw:end-glue-point="4" svg:d="m17200 15400h700v1900">
          <text:p text:style-name="P1">Yes <text:s text:c="2"/></text:p>
        </draw:connector>
        <draw:custom-shape draw:style-name="gr2" draw:text-style-name="P1" xml:id="id29" draw:id="id29" draw:layer="layout" svg:width="3.6cm" svg:height="0.8cm" svg:x="11.2cm" svg:y="16.3cm">
          <text:p text:style-name="P1">Ask other Nod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" draw:layer="layout" svg:x1="13.4cm" svg:y1="15.4cm" svg:x2="13cm" svg:y2="16.3cm" draw:start-shape="id27" draw:start-glue-point="5" draw:end-shape="id29" draw:end-glue-point="0" svg:d="m13400 15400h-400v900">
          <text:p text:style-name="P1"><text:s text:c="5"/>No</text:p>
        </draw:connector>
        <draw:connector draw:style-name="gr4" draw:text-style-name="P1" draw:layer="layout" svg:x1="13cm" svg:y1="17.1cm" svg:x2="16cm" svg:y2="17.7cm" draw:start-shape="id29" draw:start-glue-point="2" draw:end-shape="id28" draw:end-glue-point="5" svg:d="m13000 17100v600h3000">
          <text:p/>
        </draw:connector>
        <draw:frame draw:style-name="gr8" draw:text-style-name="P3" draw:layer="layout" svg:width="2.9cm" svg:height="0.645cm" svg:x="16.6cm" svg:y="18.105cm">
          <draw:text-box>
            <text:p text:style-name="P3"><text:span text:style-name="T1">Node → Client</text:span></text:p>
          </draw:text-box>
        </draw:frame>
        <draw:frame draw:style-name="gr9" draw:text-style-name="P2" draw:layer="layout" svg:width="3.9cm" svg:height="0.725cm" svg:x="3cm" svg:y="20.4cm">
          <draw:text-box>
            <text:p text:style-name="P2">Ask other nodes</text:p>
          </draw:text-box>
        </draw:frame>
        <draw:custom-shape draw:style-name="gr2" draw:text-style-name="P1" xml:id="id30" draw:id="id30" draw:layer="layout" svg:width="3.8cm" svg:height="0.8cm" svg:x="2.9cm" svg:y="2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31" draw:id="id31" draw:layer="layout" svg:width="3.8cm" svg:height="0.9cm" svg:x="2.9cm" svg:y="22.7cm">
          <text:p text:style-name="P1">For known Node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1" draw:layer="layout" svg:x1="4.8cm" svg:y1="22.1cm" svg:x2="4.8cm" svg:y2="22.7cm" draw:start-shape="id30" draw:start-glue-point="6" draw:end-shape="id31" draw:end-glue-point="4" svg:d="m4800 22100v600">
          <text:p/>
        </draw:connector>
        <draw:custom-shape draw:style-name="gr2" draw:text-style-name="P1" xml:id="id32" draw:id="id32" draw:layer="layout" svg:width="3.6cm" svg:height="0.8cm" svg:x="3cm" svg:y="24.2cm">
          <text:p text:style-name="P1">Dialog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4.8cm" svg:y1="23.6cm" svg:x2="4.8cm" svg:y2="24.2cm" draw:start-shape="id31" draw:start-glue-point="6" draw:end-shape="id32" draw:end-glue-point="0" svg:d="m4800 23600v600">
          <text:p/>
        </draw:connector>
        <draw:custom-shape draw:style-name="gr2" draw:text-style-name="P1" xml:id="id33" draw:id="id33" draw:layer="layout" svg:width="3.8cm" svg:height="0.8cm" svg:x="2.8cm" svg:y="25.6cm">
          <text:p text:style-name="P1">Got Res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2.8cm" svg:y1="26cm" svg:x2="2.9cm" svg:y2="23.15cm" draw:start-shape="id33" draw:start-glue-point="5" draw:end-shape="id31" draw:end-glue-point="5" svg:d="m2800 26000h-501v-2850h601">
          <text:p text:style-name="P1">No <text:s text:c="12"/></text:p>
        </draw:connector>
        <draw:custom-shape draw:style-name="gr2" draw:text-style-name="P1" xml:id="id34" draw:id="id34" draw:layer="layout" svg:width="3.8cm" svg:height="0.8cm" svg:x="5.9cm" svg:y="26.8cm">
          <text:p text:style-name="P1">Return resul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svg:x1="6.6cm" svg:y1="26cm" svg:x2="7.8cm" svg:y2="26.8cm" draw:start-shape="id33" draw:start-glue-point="7" draw:end-shape="id34" draw:end-glue-point="4" svg:d="m6600 26000h1200v800">
          <text:p text:style-name="P1">Yes</text:p>
        </draw:connector>
        <draw:connector draw:style-name="gr4" draw:text-style-name="P1" draw:layer="layout" svg:x1="6.7cm" svg:y1="23.15cm" svg:x2="7.8cm" svg:y2="26.8cm" draw:start-shape="id31" draw:start-glue-point="7" draw:end-shape="id34" draw:end-glue-point="4" svg:d="m6700 23150h1100v3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5T09:44:21</meta:creation-date>
    <dc:date>2013-04-15T10:51:36</dc:date>
    <meta:editing-duration>PT1H46S</meta:editing-duration>
    <meta:editing-cycles>62</meta:editing-cycles>
    <meta:generator>LibreOffice/3.6$Linux_x86 LibreOffice_project/360m1$Build-2</meta:generator>
    <meta:document-statistic meta:object-count="80"/>
  </office:meta>
</office:document-meta>
</file>